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7.902cm" svg:height="10.037cm" svg:x="15.611cm" svg:y="2.249cm">
            <draw:object draw:notify-on-update-of-ranges="Foglio1.A6:Foglio1.A6 Foglio1.B7:Foglio1.B29 Foglio1.A7:Foglio1.A29 Foglio1.A6:Foglio1.A6 Foglio1.B7:Foglio1.B29 Foglio1.D7:Foglio1.D18 Foglio1.A6:Foglio1.A6 Foglio1.B7:Foglio1.B29 Foglio1.F7:Foglio1.F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D = 90 – 4*q</text:p>
          </table:table-cell>
          <table:table-cell table:number-columns-repeated="2"/>
          <table:table-cell office:value-type="string" calcext:value-type="string">
            <text:p>D = 90 – 8*q</text:p>
          </table:table-cell>
          <table:table-cell/>
          <table:table-cell office:value-type="string" calcext:value-type="string">
            <text:p>o = 10 +(q^3)/100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Prezzo 1</text:p>
            <text:p>(domanda)</text:p>
          </table:table-cell>
          <table:table-cell table:style-name="ce1" office:value-type="string" calcext:value-type="string">
            <text:p>Quantità</text:p>
          </table:table-cell>
          <table:table-cell/>
          <table:table-cell table:style-name="ce1" office:value-type="string" calcext:value-type="string">
            <text:p>Prezzo 2</text:p>
            <text:p>(domanda)</text:p>
          </table:table-cell>
          <table:table-cell/>
          <table:table-cell table:style-name="ce1" office:value-type="string" calcext:value-type="string">
            <text:p>Prezzo</text:p>
            <text:p>(offerta)</text:p>
          </table:table-cell>
        </table:table-row>
        <table:table-row table:style-name="ro1">
          <table:table-cell table:formula="of:=90-(4*[.B7]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  <table:table-cell table:formula="of:=90 - (8*[.B7])" office:value-type="float" office:value="90" calcext:value-type="float">
            <text:p>90</text:p>
          </table:table-cell>
          <table:table-cell/>
          <table:table-cell table:formula="of:=10 + ([.B7]^3)/100" office:value-type="float" office:value="10" calcext:value-type="float">
            <text:p>10</text:p>
          </table:table-cell>
        </table:table-row>
        <table:table-row table:style-name="ro1">
          <table:table-cell table:formula="of:=90-(4*[.B8])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table:formula="of:=90 - (8*[.B8])" office:value-type="float" office:value="82" calcext:value-type="float">
            <text:p>82</text:p>
          </table:table-cell>
          <table:table-cell/>
          <table:table-cell table:formula="of:=10 + ([.B8]^3)/100" office:value-type="float" office:value="10.01" calcext:value-type="float">
            <text:p>10,01</text:p>
          </table:table-cell>
        </table:table-row>
        <table:table-row table:style-name="ro1">
          <table:table-cell table:formula="of:=90-(4*[.B9])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/>
          <table:table-cell table:formula="of:=90 - (8*[.B9])" office:value-type="float" office:value="74" calcext:value-type="float">
            <text:p>74</text:p>
          </table:table-cell>
          <table:table-cell/>
          <table:table-cell table:formula="of:=10 + ([.B9]^3)/100" office:value-type="float" office:value="10.08" calcext:value-type="float">
            <text:p>10,08</text:p>
          </table:table-cell>
        </table:table-row>
        <table:table-row table:style-name="ro1">
          <table:table-cell table:formula="of:=90-(4*[.B10])"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/>
          <table:table-cell table:formula="of:=90 - (8*[.B10])" office:value-type="float" office:value="66" calcext:value-type="float">
            <text:p>66</text:p>
          </table:table-cell>
          <table:table-cell/>
          <table:table-cell table:formula="of:=10 + ([.B10]^3)/100" office:value-type="float" office:value="10.27" calcext:value-type="float">
            <text:p>10,27</text:p>
          </table:table-cell>
        </table:table-row>
        <table:table-row table:style-name="ro1">
          <table:table-cell table:formula="of:=90-(4*[.B11])"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/>
          <table:table-cell table:formula="of:=90 - (8*[.B11])" office:value-type="float" office:value="58" calcext:value-type="float">
            <text:p>58</text:p>
          </table:table-cell>
          <table:table-cell/>
          <table:table-cell table:formula="of:=10 + ([.B11]^3)/100" office:value-type="float" office:value="10.64" calcext:value-type="float">
            <text:p>10,64</text:p>
          </table:table-cell>
        </table:table-row>
        <table:table-row table:style-name="ro1">
          <table:table-cell table:formula="of:=90-(4*[.B12])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/>
          <table:table-cell table:formula="of:=90 - (8*[.B12])" office:value-type="float" office:value="50" calcext:value-type="float">
            <text:p>50</text:p>
          </table:table-cell>
          <table:table-cell/>
          <table:table-cell table:formula="of:=10 + ([.B12]^3)/100" office:value-type="float" office:value="11.25" calcext:value-type="float">
            <text:p>11,25</text:p>
          </table:table-cell>
        </table:table-row>
        <table:table-row table:style-name="ro1">
          <table:table-cell table:formula="of:=90-(4*[.B13])"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/>
          <table:table-cell table:formula="of:=90 - (8*[.B13])" office:value-type="float" office:value="42" calcext:value-type="float">
            <text:p>42</text:p>
          </table:table-cell>
          <table:table-cell/>
          <table:table-cell table:formula="of:=10 + ([.B13]^3)/100" office:value-type="float" office:value="12.16" calcext:value-type="float">
            <text:p>12,16</text:p>
          </table:table-cell>
        </table:table-row>
        <table:table-row table:style-name="ro1">
          <table:table-cell table:formula="of:=90-(4*[.B14])"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table:formula="of:=90 - (8*[.B14])" office:value-type="float" office:value="34" calcext:value-type="float">
            <text:p>34</text:p>
          </table:table-cell>
          <table:table-cell/>
          <table:table-cell table:formula="of:=10 + ([.B14]^3)/100" office:value-type="float" office:value="13.43" calcext:value-type="float">
            <text:p>13,43</text:p>
          </table:table-cell>
        </table:table-row>
        <table:table-row table:style-name="ro1">
          <table:table-cell table:formula="of:=90-(4*[.B15])"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/>
          <table:table-cell table:formula="of:=90 - (8*[.B15])" office:value-type="float" office:value="26" calcext:value-type="float">
            <text:p>26</text:p>
          </table:table-cell>
          <table:table-cell/>
          <table:table-cell table:formula="of:=10 + ([.B15]^3)/100" office:value-type="float" office:value="15.12" calcext:value-type="float">
            <text:p>15,12</text:p>
          </table:table-cell>
        </table:table-row>
        <table:table-row table:style-name="ro1">
          <table:table-cell table:formula="of:=90-(4*[.B16])"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/>
          <table:table-cell table:formula="of:=90 - (8*[.B16])" office:value-type="float" office:value="18" calcext:value-type="float">
            <text:p>18</text:p>
          </table:table-cell>
          <table:table-cell/>
          <table:table-cell table:formula="of:=10 + ([.B16]^3)/100" office:value-type="float" office:value="17.29" calcext:value-type="float">
            <text:p>17,29</text:p>
          </table:table-cell>
        </table:table-row>
        <table:table-row table:style-name="ro1">
          <table:table-cell table:formula="of:=90-(4*[.B17])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90 - (8*[.B17])" office:value-type="float" office:value="10" calcext:value-type="float">
            <text:p>10</text:p>
          </table:table-cell>
          <table:table-cell/>
          <table:table-cell table:formula="of:=10 + ([.B17]^3)/100" office:value-type="float" office:value="20" calcext:value-type="float">
            <text:p>20</text:p>
          </table:table-cell>
        </table:table-row>
        <table:table-row table:style-name="ro1">
          <table:table-cell table:formula="of:=90-(4*[.B18])"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90 - (8*[.B18])" office:value-type="float" office:value="2" calcext:value-type="float">
            <text:p>2</text:p>
          </table:table-cell>
          <table:table-cell/>
          <table:table-cell table:formula="of:=10 + ([.B18]^3)/100" office:value-type="float" office:value="23.31" calcext:value-type="float">
            <text:p>23,31</text:p>
          </table:table-cell>
        </table:table-row>
        <table:table-row table:style-name="ro1">
          <table:table-cell table:formula="of:=90-(4*[.B19])"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10 + ([.B19]^3)/100" office:value-type="float" office:value="27.28" calcext:value-type="float">
            <text:p>27,28</text:p>
          </table:table-cell>
        </table:table-row>
        <table:table-row table:style-name="ro1">
          <table:table-cell table:formula="of:=90-(4*[.B20])"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10 + ([.B20]^3)/100" office:value-type="float" office:value="31.97" calcext:value-type="float">
            <text:p>31,97</text:p>
          </table:table-cell>
        </table:table-row>
        <table:table-row table:style-name="ro1">
          <table:table-cell table:formula="of:=90-(4*[.B21])"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10 + ([.B21]^3)/100" office:value-type="float" office:value="37.44" calcext:value-type="float">
            <text:p>37,44</text:p>
          </table:table-cell>
        </table:table-row>
        <table:table-row table:style-name="ro1">
          <table:table-cell table:formula="of:=90-(4*[.B22])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10 + ([.B22]^3)/100" office:value-type="float" office:value="43.75" calcext:value-type="float">
            <text:p>43,75</text:p>
          </table:table-cell>
        </table:table-row>
        <table:table-row table:style-name="ro1">
          <table:table-cell table:formula="of:=90-(4*[.B23])"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10 + ([.B23]^3)/100" office:value-type="float" office:value="50.96" calcext:value-type="float">
            <text:p>50,96</text:p>
          </table:table-cell>
        </table:table-row>
        <table:table-row table:style-name="ro1">
          <table:table-cell table:formula="of:=90-(4*[.B24])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formula="of:=10 + ([.B24]^3)/100" office:value-type="float" office:value="59.13" calcext:value-type="float">
            <text:p>59,13</text:p>
          </table:table-cell>
        </table:table-row>
        <table:table-row table:style-name="ro1">
          <table:table-cell table:formula="of:=90-(4*[.B25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formula="of:=10 + ([.B25]^3)/100" office:value-type="float" office:value="68.32" calcext:value-type="float">
            <text:p>68,32</text:p>
          </table:table-cell>
        </table:table-row>
        <table:table-row table:style-name="ro1">
          <table:table-cell table:formula="of:=90-(4*[.B26])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10 + ([.B26]^3)/100" office:value-type="float" office:value="78.59" calcext:value-type="float">
            <text:p>78,59</text:p>
          </table:table-cell>
        </table:table-row>
        <table:table-row table:style-name="ro1">
          <table:table-cell table:formula="of:=90-(4*[.B27]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10 + ([.B27]^3)/100" office:value-type="float" office:value="90" calcext:value-type="float">
            <text:p>90</text:p>
          </table:table-cell>
        </table:table-row>
        <table:table-row table:style-name="ro1">
          <table:table-cell table:formula="of:=90-(4*[.B28]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formula="of:=10 + ([.B28]^3)/100" office:value-type="float" office:value="102.61" calcext:value-type="float">
            <text:p>102,61</text:p>
          </table:table-cell>
        </table:table-row>
        <table:table-row table:style-name="ro1">
          <table:table-cell table:formula="of:=90-(4*[.B29]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10 + ([.B29]^3)/100" office:value-type="float" office:value="116.48" calcext:value-type="float">
            <text:p>116,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/00/0000</text:date>, <text:time style:data-style-name="N2" text:time-value="10:29:16.384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4T10:13:59.850000000</meta:creation-date>
    <dc:date>2023-10-14T10:51:26.458000000</dc:date>
    <meta:editing-duration>PT37M14S</meta:editing-duration>
    <meta:editing-cycles>2</meta:editing-cycles>
    <meta:generator>LibreOffice/7.6.0.3$Windows_X86_64 LibreOffice_project/69edd8b8ebc41d00b4de3915dc82f8f0fc3b6265</meta:generator>
    <meta:document-statistic meta:table-count="1" meta:cell-count="8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903cm" svg:height="10.038cm" xlink:href=".." xlink:type="simple" chart:class="chart:scatter" chart:style-name="ch1">
        <chart:title svg:x="7.928cm" svg:y="0.336cm" chart:style-name="ch2">
          <text:p>Domanda</text:p>
        </chart:title>
        <chart:subtitle svg:x="8.047cm" svg:y="1.315cm" chart:style-name="ch3">
          <text:p>SSD sata</text:p>
        </chart:subtitle>
        <chart:legend chart:legend-position="end" svg:x="15.534cm" svg:y="4.222cm" style:legend-expansion="high" chart:style-name="ch4"/>
        <chart:plot-area chart:style-name="ch5" table:cell-range-address="Foglio1.A6:Foglio1.A29 Foglio1.B7:Foglio1.B29 Foglio1.D7:Foglio1.D18 Foglio1.F7:Foglio1.F29" chart:data-source-has-labels="row" svg:x="1.369cm" svg:y="2.198cm" svg:width="13.807cm" svg:height="6.659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:coordinate-region svg:x="2.26cm" svg:y="2.198cm" svg:width="11.811cm" svg:height="6.012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7.606cm" svg:y="9.057cm" chart:style-name="ch7">
              <text:p>Quantità</text:p>
            </chart:title>
          </chart:axis>
          <chart:axis chart:dimension="y" chart:name="primary-y" chart:style-name="ch8">
            <chart:title svg:x="0.451cm" svg:y="6.087cm" chart:style-name="ch9">
              <text:p>Prezzo</text:p>
            </chart:title>
            <chart:grid chart:style-name="ch10" chart:class="major"/>
          </chart:axis>
          <chart:axis chart:dimension="z" chart:name="primary-z" chart:style-name="ch8"/>
          <chart:series chart:style-name="ch11" chart:values-cell-range-address="Foglio1.A7:Foglio1.A29" loext:label-string="dmercato1" chart:class="chart:scatter">
            <chart:domain table:cell-range-address="Foglio1.B7:Foglio1.B29"/>
            <chart:data-point chart:repeated="23"/>
          </chart:series>
          <chart:series chart:style-name="ch12" chart:values-cell-range-address="Foglio1.D7:Foglio1.D18" loext:label-string="dmercato2" chart:class="chart:scatter">
            <chart:data-point chart:repeated="23"/>
          </chart:series>
          <chart:series chart:style-name="ch13" chart:values-cell-range-address="Foglio1.F7:Foglio1.F29" loext:label-string="offerta" chart:class="chart:scatter"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dmercato1</text:p>
              </table:table-cell>
              <table:table-cell office:value-type="string">
                <text:p>dmercato2</text:p>
              </table:table-cell>
              <table:table-cell office:value-type="string">
                <text:p>offer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1.B7:Foglio1.B29</svg:desc>
                </draw:g>
              </table:table-cell>
              <table:table-cell office:value-type="float" office:value="90">
                <text:p>90</text:p>
                <draw:g>
                  <svg:desc>Foglio1.A7:Foglio1.A29</svg:desc>
                </draw:g>
              </table:table-cell>
              <table:table-cell office:value-type="float" office:value="90">
                <text:p>90</text:p>
                <draw:g>
                  <svg:desc>Foglio1.D7:Foglio1.D18</svg:desc>
                </draw:g>
              </table:table-cell>
              <table:table-cell office:value-type="float" office:value="10">
                <text:p>10</text:p>
                <draw:g>
                  <svg:desc>Foglio1.F7:Foglio1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8">
                <text:p>78</text:p>
              </table:table-cell>
              <table:table-cell office:value-type="float" office:value="66">
                <text:p>66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42">
                <text:p>42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34">
                <text:p>34</text:p>
              </table:table-cell>
              <table:table-cell office:value-type="float" office:value="13.43">
                <text:p>13.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26">
                <text:p>26</text:p>
              </table:table-cell>
              <table:table-cell office:value-type="float" office:value="15.12">
                <text:p>15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4">
                <text:p>54</text:p>
              </table:table-cell>
              <table:table-cell office:value-type="float" office:value="18">
                <text:p>18</text:p>
              </table:table-cell>
              <table:table-cell office:value-type="float" office:value="17.29">
                <text:p>17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27.28">
                <text:p>27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1.97">
                <text:p>31.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7.44">
                <text:p>37.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50.96">
                <text:p>50.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59.13">
                <text:p>59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68.32">
                <text:p>68.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78.59">
                <text:p>78.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02.61">
                <text:p>102.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16.48">
                <text:p>116.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